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plication système:</text:p>
      <text:p text:style-name="P4">Simulation 3D de robots JOG</text:p>
      <text:p text:style-name="P2">Rapport d'avancement</text:p>
      <text:p text:style-name="P1">Etudiant: Jeremy Nicola</text:p>
      <text:p text:style-name="P1">Encadrant: Benoît Zerr</text:p>
      <text:p text:style-name="Standard"/>
      <text:p text:style-name="P3">Etat du projet:</text:p>
      <text:p text:style-name="Standard">Actuellement, le modèle 3D du robot JOG peut évoluer dans un environnement virtuel et être contrôlé à l'aide du clavier. Les paramètres physiques du modèle ont finalement pu être correctement reglés dans Blender, après quelques avancées par tatonnement.</text:p>
      <text:p text:style-name="Standard">L'interfaçage entre le simulateur 3D et un programme Java quelconque est maitrisé, et se fera à l'aide de sockets en utilisant les “services” des composants du robot, et non les “data stream”, puisqu'il n'est pas necessaire de connaitre les mesures en permanence.</text:p>
      <text:p text:style-name="Standard"/>
      <text:p text:style-name="P3">Difficultés rencontrées:</text:p>
      <text:p text:style-name="Standard">Entre le début du projet et aujourd'hui, le simulateur est passé de sa version 0.6 à 1.0 Beta. Si une telle activité de développement vient conforter mon choix sur l'utilisation de ce simulateur, elle rend le développement du projet un peu plus compliqué.</text:p>
      <text:p text:style-name="Standard">En effet, l'interfacage avec les differents composants de MORSE est très souvent modifié d'une version à l'autre. Les mises à jour corrigeant plusieurs bugs, il n'est pas tout à fait possible de se cantonner à une version sans effectuer ces mises à jour.</text:p>
      <text:p text:style-name="Standard">Avec du recul, la manière avec laquelle je souhaitais interfacer l'API Jarmadeus et le simulateur était clairement sur-dimensionnée, et trop complexe (prise en compte de tout les registres FPGA/I2C offerts par l'API, tout les pseudo-fichiers...). Il est donc necessaire de rempenser cet interfacage, en adoptant une approche “Keep It Simple”.</text:p>
      <text:p text:style-name="Standard"/>
      <text:p text:style-name="P3">Travail à effectuer:</text:p>
      <text:p text:style-name="Standard">L'API Jarmadeus2, reliant Jarmadeus au simulateur, doit être repensée pour être largement simplifiée.</text:p>
      <text:p text:style-name="Standard">Les capteurs doivent être ajoutés au robot.</text:p>
      <text:p text:style-name="Standard">Le rapport et la soutenance doivent être préparés dans la semaine du 4 mars, en raison d'un départ avancé en Stage de Fin d'Etu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jog </meta:initial-creator>
    <meta:creation-date>2013-03-01T16:04:40</meta:creation-date>
    <dc:date>2013-03-01T16:27:37</dc:date>
    <dc:creator>vjog </dc:creator>
    <meta:editing-duration>PT6M43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6" meta:word-count="283" meta:character-count="1813" meta:non-whitespace-character-count="1546"/>
  </office:meta>
</office:document-meta>
</file>